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1-12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6-12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12-01</text:p>
          </table:table-cell>
        </table:table-row>
        <table:table-row table:style-name="ro2">
          <table:table-cell office:value-type="string" calcext:value-type="string">
            <text:p><text:a xlink:href="javascript:sym(35358)" xlink:type="simple">Amur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4)" xlink:type="simple">Areor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TI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82)" xlink:type="simple">Arorangi</text:a>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AR</text:p>
          </table:table-cell>
          <table:table-cell office:value-type="float" office:value="2640" calcext:value-type="float">
            <text:p>2640</text:p>
          </table:table-cell>
          <table:table-cell office:value-type="float" office:value="2701" calcext:value-type="float">
            <text:p>2701</text:p>
          </table:table-cell>
          <table:table-cell office:value-type="float" office:value="2661" calcext:value-type="float">
            <text:p>2661</text:p>
          </table:table-cell>
        </table:table-row>
        <table:table-row table:style-name="ro2">
          <table:table-cell office:value-type="string" calcext:value-type="string">
            <text:p><text:a xlink:href="javascript:sym(35361)" xlink:type="simple">Arutang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0)" xlink:type="simple">Auta-Ata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IT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99)" xlink:type="simple">Avarua</text:a>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AR</text:p>
          </table:table-cell>
          <table:table-cell office:value-type="float" office:value="4967" calcext:value-type="float">
            <text:p>4967</text:p>
          </table:table-cell>
          <table:table-cell office:value-type="float" office:value="4906" calcext:value-type="float">
            <text:p>4906</text:p>
          </table:table-cell>
          <table:table-cell office:value-type="float" office:value="5113" calcext:value-type="float">
            <text:p>5113</text:p>
          </table:table-cell>
        </table:table-row>
        <table:table-row table:style-name="ro2">
          <table:table-cell office:value-type="string" calcext:value-type="string">
            <text:p><text:a xlink:href="javascript:sym(35369)" xlink:type="simple">Iviru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0)" xlink:type="simple">Karang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6)" xlink:type="simple">Kaumat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6)" xlink:type="simple">Kimiangata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K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7)" xlink:type="simple">Makatea-Areor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KE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1)" xlink:type="simple">Mapuma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TI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8)" xlink:type="simple">Matar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RAK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85)" xlink:type="simple">Matavera</text:a>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AR</text:p>
          </table:table-cell>
          <table:table-cell office:value-type="float" office:value="969" calcext:value-type="float">
            <text:p>969</text:p>
          </table:table-cell>
          <table:table-cell office:value-type="float" office:value="979" calcext:value-type="float">
            <text:p>979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string" calcext:value-type="string">
            <text:p><text:a xlink:href="javascript:sym(35385)" xlink:type="simple">Nassa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NAS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35382)" xlink:type="simple">Ngak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UK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84)" xlink:type="simple">Ngatangiia</text:a>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AR</text:p>
          </table:table-cell>
          <table:table-cell office:value-type="float" office:value="785" calcext:value-type="float">
            <text:p>785</text:p>
          </table:table-cell>
          <table:table-cell office:value-type="float" office:value="896" calcext:value-type="float">
            <text:p>896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<text:a xlink:href="javascript:sym(35373)" xlink:type="simple">Ngatiaru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TI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8)" xlink:type="simple">Ngatiaru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K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2)" xlink:type="simple">Nikaupar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9)" xlink:type="simple">Numahang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RAK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91)" xlink:type="simple">Omok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EN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1)" xlink:type="simple">Palmersto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AL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javascript:sym(35360)" xlink:type="simple">Reure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3)" xlink:type="simple">Roto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UK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9)" xlink:type="simple">Takau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IT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8)" xlink:type="simple">Tamaru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6)" xlink:type="simple">Tauhun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H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4)" xlink:type="simple">Taut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5)" xlink:type="simple">Tavaeng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2)" xlink:type="simple">Teenu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TI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7)" xlink:type="simple">Te Makate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G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75)" xlink:type="simple">Tengatang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TI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90)" xlink:type="simple">Te Tautu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E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83)" xlink:type="simple">Titikaveka</text:a>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AR</text:p>
          </table:table-cell>
          <table:table-cell office:value-type="float" office:value="1211" calcext:value-type="float">
            <text:p>1211</text:p>
          </table:table-cell>
          <table:table-cell office:value-type="float" office:value="1167" calcext:value-type="float">
            <text:p>1167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string" calcext:value-type="string">
            <text:p><text:a xlink:href="javascript:sym(35387)" xlink:type="simple">Tukao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MNH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59)" xlink:type="simple">Urei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63)" xlink:type="simple">Vaipa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92)" xlink:type="simple">Vaitup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AIT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84)" xlink:type="simple">Yato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PUK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19:20.890051200</meta:creation-date>
    <dc:date>2025-05-05T07:19:59.227348600</dc:date>
    <meta:editing-duration>PT38S</meta:editing-duration>
    <meta:editing-cycles>1</meta:editing-cycles>
    <meta:document-statistic meta:table-count="1" meta:cell-count="246" meta:object-count="0"/>
    <meta:generator>LibreOffice/25.2.2.2$Windows_X86_64 LibreOffice_project/7370d4be9e3cf6031a51beef54ff3bda878e3fac</meta:generator>
  </office:meta>
</office:document-meta>
</file>